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 style:data-style-name="N52">
      <style:table-cell-properties fo:background-color="#b2b2b2"/>
    </style:style>
    <style:style style:name="ce2" style:family="table-cell" style:parent-style-name="Default" style:data-style-name="N52"/>
    <style:style style:name="ce11" style:family="table-cell" style:parent-style-name="Default" style:data-style-name="N52">
      <style:table-cell-properties fo:background-color="transparen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11"/>
        <table:table-column table:style-name="co4" table:default-cell-style-name="ce13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 del Poder Judicial del Estado de Coahuila de Zaragoz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consejo-de-la-judicatura</text:p>
          </table:table-cell>
          <table:table-cell table:number-columns-repeated="2" table:style-name="ce4" office:value-type="string" calcext:value-type="string">
            <text:p>Sesiones del Consejo de la Judicatur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particulares</text:p>
          </table:table-cell>
          <table:table-cell table:style-name="ce4" office:value-type="string" calcext:value-type="string">
            <text:p>Votos Particulares del Pleno</text:p>
          </table:table-cell>
          <table:table-cell table:style-name="ce4" office:value-type="string" calcext:value-type="string">
            <text:p>Votos Particular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disidentes</text:p>
          </table:table-cell>
          <table:table-cell table:style-name="ce4" office:value-type="string" calcext:value-type="string">
            <text:p>Votos Disidentes del Pleno</text:p>
          </table:table-cell>
          <table:table-cell table:style-name="ce4" office:value-type="string" calcext:value-type="string">
            <text:p>Votos Disident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</text:p>
          </table:table-cell>
          <table:table-cell table:number-columns-repeated="2" table:style-name="ce4" office:value-type="string" calcext:value-type="string">
            <text:p>Sesion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19</text:p>
          </table:table-cell>
          <table:table-cell table:number-columns-repeated="2" table:style-name="ce4" office:value-type="string" calcext:value-type="string">
            <text:p>Sesiones del Pleno del Tribunal Superior de Justicia en 2019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20</text:p>
          </table:table-cell>
          <table:table-cell table:number-columns-repeated="2" table:style-name="ce4" office:value-type="string" calcext:value-type="string">
            <text:p>Sesiones del Pleno del Tribunal Superior de Justicia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primera-sesion-ordinaria</text:p>
          </table:table-cell>
          <table:table-cell office:value-type="string" calcext:value-type="string">
            <text:p>Cuadragésima Primera Sesión Ordinaria</text:p>
          </table:table-cell>
          <table:table-cell table:style-name="Default" office:value-type="string" calcext:value-type="string">
            <text:p>Sesión Ordinaria del Pleno del TSJ, 06 de noviembre d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1-06T15:00:00" calcext:value-type="date">
            <text:p>2019-11-0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tercera-sesion-ordinaria</text:p>
          </table:table-cell>
          <table:table-cell office:value-type="string" calcext:value-type="string">
            <text:p>Cuadragésima Tercera Sesión Ordinaria</text:p>
          </table:table-cell>
          <table:table-cell table:style-name="Default" office:value-type="string" calcext:value-type="string">
            <text:p>Sesión Ordinaria del Pleno del TSJ, 21 de nov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1-21T15:00:00" calcext:value-type="date">
            <text:p>2019-11-2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cuarta-sesion-ordinaria</text:p>
          </table:table-cell>
          <table:table-cell office:value-type="string" calcext:value-type="string">
            <text:p>Cuadragésima Cuarta Sesión Ordinaria</text:p>
          </table:table-cell>
          <table:table-cell table:style-name="Default" office:value-type="string" calcext:value-type="string">
            <text:p>Sesión Ordinaria del Pleno del TSJ, 27 de nov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1-27T15:00:00" calcext:value-type="date">
            <text:p>2019-11-27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quinta-sesion-ordinaria</text:p>
          </table:table-cell>
          <table:table-cell office:value-type="string" calcext:value-type="string">
            <text:p>Cuadragésima Quinta Sesión Ordinaria</text:p>
          </table:table-cell>
          <table:table-cell table:style-name="Default" office:value-type="string" calcext:value-type="string">
            <text:p>Sesión Ordinaria del Pleno del TSJ, 04 de dic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2-04T15:00:00" calcext:value-type="date">
            <text:p>2019-12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sexta-sesion-ordinaria</text:p>
          </table:table-cell>
          <table:table-cell office:value-type="string" calcext:value-type="string">
            <text:p>Cuadragésima Sexta Sesión Ordinaria</text:p>
          </table:table-cell>
          <table:table-cell table:style-name="Default" office:value-type="string" calcext:value-type="string">
            <text:p>Sesión Ordinaria del Pleno del TSJ, 10 de dic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2-10T15:00:00" calcext:value-type="date">
            <text:p>2019-12-10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septima-sesion-ordinaria</text:p>
          </table:table-cell>
          <table:table-cell office:value-type="string" calcext:value-type="string">
            <text:p>Cuadragésima Séptima Sesión Ordinaria</text:p>
          </table:table-cell>
          <table:table-cell table:style-name="Default" office:value-type="string" calcext:value-type="string">
            <text:p>Sesión Ordinaria del Pleno del TSJ, 20 de dic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2-20T15:00:00" calcext:value-type="date">
            <text:p>2019-12-20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table:style-name="Default" office:value-type="string" calcext:value-type="string">
            <text:p>Sesión Ordinaria del Pleno del TSJ, 08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table:style-name="Default" office:value-type="string" calcext:value-type="string">
            <text:p>Sesión Ordinaria del Pleno del TSJ, 15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table:style-name="Default" office:value-type="string" calcext:value-type="string">
            <text:p>Sesión Ordinaria del Pleno del TSJ, 22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table:style-name="Default" office:value-type="string" calcext:value-type="string">
            <text:p>Sesión Ordinaria del Pleno del TSJ, 29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table:style-name="Default" office:value-type="string" calcext:value-type="string">
            <text:p>Sesión Ordinaria del Pleno del TSJ, 05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table:style-name="Default" office:value-type="string" calcext:value-type="string">
            <text:p>Sesión Ordinaria del Pleno del TSJ, 12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table:style-name="Default" office:value-type="string" calcext:value-type="string">
            <text:p>Sesión Ordinaria del Pleno del TSJ, 19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table:style-name="Default" office:value-type="string" calcext:value-type="string">
            <text:p>Sesión Ordinaria del Pleno del TSJ, 26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table:style-name="Default" office:value-type="string" calcext:value-type="string">
            <text:p>Sesión Ordinaria del Pleno del TSJ, 04 de marz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table:style-name="Default" office:value-type="string" calcext:value-type="string">
            <text:p>Sesión Ordinaria del Pleno del TSJ, 11 de marz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table:style-name="Default" office:value-type="string" calcext:value-type="string">
            <text:p>Sesión Ordinaria del Pleno del TSJ, 18 de marz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table:style-name="Default" office:value-type="string" calcext:value-type="string">
            <text:p>Sesión Extraordinaria del Pleno del TSJ, 15 de abril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table:style-name="Default" office:value-type="string" calcext:value-type="string">
            <text:p>Sesión Extraordinaria del Pleno del TSJ, 30 de abril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extraordinaria</text:p>
          </table:table-cell>
          <table:table-cell office:value-type="string" calcext:value-type="string">
            <text:p>Tercera Sesión Extraordinaria</text:p>
          </table:table-cell>
          <table:table-cell table:style-name="Default" office:value-type="string" calcext:value-type="string">
            <text:p>Sesión Extraordinaria del Pleno del TSJ, 13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13T11:00:00" calcext:value-type="date">
            <text:p>2020-05-13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ón Ordinaria del Pleno del TSJ, 20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20T11:00:00" calcext:value-type="date">
            <text:p>2020-05-20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ón Ordinaria del Pleno del TSJ, 27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7T11:00:00" calcext:value-type="date">
            <text:p>2020-05-2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cuarta-sesion-ordinaria</text:p>
          </table:table-cell>
          <table:table-cell office:value-type="string" calcext:value-type="string">
            <text:p>Décima Cuarta Sesión Ordinaria</text:p>
          </table:table-cell>
          <table:table-cell office:value-type="string" calcext:value-type="string">
            <text:p>Sesión Ordinaria del Pleno del TSJ, 03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3T11:00:00" calcext:value-type="date">
            <text:p>2020-06-03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quinta-sesion-ordinaria</text:p>
          </table:table-cell>
          <table:table-cell office:value-type="string" calcext:value-type="string">
            <text:p>Décima Quinta Sesión Ordinaria</text:p>
          </table:table-cell>
          <table:table-cell office:value-type="string" calcext:value-type="string">
            <text:p>Sesión Ordinaria del Pleno del TSJ, 10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0T11:00:00" calcext:value-type="date">
            <text:p>2020-06-10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xta-sesion-ordinaria</text:p>
          </table:table-cell>
          <table:table-cell office:value-type="string" calcext:value-type="string">
            <text:p>Décima Sexta Sesión Ordinaria</text:p>
          </table:table-cell>
          <table:table-cell office:value-type="string" calcext:value-type="string">
            <text:p>Sesión Ordinaria del Pleno del TSJ, 17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7T11:00:00" calcext:value-type="date">
            <text:p>2020-06-17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ptima-sesion-ordinaria</text:p>
          </table:table-cell>
          <table:table-cell office:value-type="string" calcext:value-type="string">
            <text:p>Décima Séptima Sesión Ordinaria</text:p>
          </table:table-cell>
          <table:table-cell office:value-type="string" calcext:value-type="string">
            <text:p>Sesión Ordinaria del Pleno del TSJ, 24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24T11:00:00" calcext:value-type="date">
            <text:p>2020-06-24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octava-sesion-ordinaria</text:p>
          </table:table-cell>
          <table:table-cell office:value-type="string" calcext:value-type="string">
            <text:p>Décima Octava Sesión Ordinaria</text:p>
          </table:table-cell>
          <table:table-cell office:value-type="string" calcext:value-type="string">
            <text:p>Sesión Ordinaria del Pleno del TSJ, 01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1T11:00:00" calcext:value-type="date">
            <text:p>2020-07-01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novena-sesion-ordinaria</text:p>
          </table:table-cell>
          <table:table-cell office:value-type="string" calcext:value-type="string">
            <text:p>Décima Novena Sesión Ordinaria</text:p>
          </table:table-cell>
          <table:table-cell office:value-type="string" calcext:value-type="string">
            <text:p>Sesión Ordinaria del Pleno del TSJ, 08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8T11:00:00" calcext:value-type="date">
            <text:p>2020-07-08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vigesima-sesion-ordinaria</text:p>
          </table:table-cell>
          <table:table-cell office:value-type="string" calcext:value-type="string">
            <text:p>Vigésima Sesión Ordinaria</text:p>
          </table:table-cell>
          <table:table-cell office:value-type="string" calcext:value-type="string">
            <text:p>Sesión Ordinaria del Pleno del TSJ, 17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17T11:00:00" calcext:value-type="date">
            <text:p>2020-07-17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vigesima-primera-sesion-ordinaria</text:p>
          </table:table-cell>
          <table:table-cell office:value-type="string" calcext:value-type="string">
            <text:p>Vigésima Primera Sesión Ordinaria</text:p>
          </table:table-cell>
          <table:table-cell office:value-type="string" calcext:value-type="string">
            <text:p>Sesión Ordinaria del Pleno del TSJ, 03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03T11:00:00" calcext:value-type="date">
            <text:p>2020-08-03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vigesima-segunda-sesion-ordinaria</text:p>
          </table:table-cell>
          <table:table-cell office:value-type="string" calcext:value-type="string">
            <text:p>Vigésima Segunda Sesión Ordinaria</text:p>
          </table:table-cell>
          <table:table-cell office:value-type="string" calcext:value-type="string">
            <text:p>Sesión Ordinaria del Pleno del TSJ, 12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12T11:00:00" calcext:value-type="date">
            <text:p>2020-08-12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tribunal-constitucional</text:p>
          </table:table-cell>
          <table:table-cell table:number-columns-repeated="2"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tribunal-constitucional-2020</text:p>
          </table:table-cell>
          <table:table-cell table:style-name="ce4" office:value-type="string" calcext:value-type="string">
            <text:p>Sesiones del Tribunal Constitucional en 2020</text:p>
          </table:table-cell>
          <table:table-cell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table:style-name="Default" office:value-type="string" calcext:value-type="string">
            <text:p>Audiencia de Alegatos, 06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table:style-name="Default" office:value-type="string" calcext:value-type="string">
            <text:p>Sesión Ordinaria del Tribunal Constitucional, 11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audiencia-de-pruebas-y-alegatos-de-la-controversia-constitucional-cc-2-2019</text:p>
          </table:table-cell>
          <table:table-cell office:value-type="string" calcext:value-type="string">
            <text:p>Audiencia de Pruebas y Alegatos de la Controversia Constitucional CC-2/2019</text:p>
          </table:table-cell>
          <table:table-cell table:style-name="Default" office:value-type="string" calcext:value-type="string">
            <text:p>Audiencia de Alegatos, 06 de juli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6-06T10:30:00" calcext:value-type="date">
            <text:p>2020-06-06 1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audiencia-de-pruebas-y-alegatos-de-la-controversia-constitucional-cc-3-2019</text:p>
          </table:table-cell>
          <table:table-cell office:value-type="string" calcext:value-type="string">
            <text:p>Audiencia de Pruebas y Alegatos de la Controversia Constitucional CC-3/2019</text:p>
          </table:table-cell>
          <table:table-cell table:style-name="Default" office:value-type="string" calcext:value-type="string">
            <text:p>Audiencia de Alegatos, 06 de juli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6-06T12:30:00" calcext:value-type="date">
            <text:p>2020-06-06 1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civil-y-familiar</text:p>
          </table:table-cell>
          <table:table-cell table:number-columns-repeated="2"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civil-y-familiar-2020</text:p>
          </table:table-cell>
          <table:table-cell table:style-name="ce4" office:value-type="string" calcext:value-type="string">
            <text:p>Sesiones de la Sala Civil y Familiar en 2020</text:p>
          </table:table-cell>
          <table:table-cell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table:style-name="Default" office:value-type="string" calcext:value-type="string">
            <text:p>Sesión Ordinaria de la Sala Civil y Familiar, 08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cuarta-sesion-ordinaria</text:p>
          </table:table-cell>
          <table:table-cell table:style-name="ce6" office:value-type="string" calcext:value-type="string">
            <text:p>Décima Cuarta Sesión Ordinaria</text:p>
          </table:table-cell>
          <table:table-cell office:value-type="string" calcext:value-type="string">
            <text:p>Sesión Ordinaria de la Sala Civil y Familiar, 21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1T11:00:00" calcext:value-type="date">
            <text:p>2020-05-2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office:value-type="string" calcext:value-type="string">
            <text:p>Sesión Ordinaria de la Sala Civil y Familiar, 2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8T11:00:00" calcext:value-type="date">
            <text:p>2020-05-2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office:value-type="string" calcext:value-type="string">
            <text:p>Sesión Ordinaria de la Sala Civil y Familiar, 04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4T11:00:00" calcext:value-type="date">
            <text:p>2020-06-0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office:value-type="string" calcext:value-type="string">
            <text:p>Sesión Ordinaria de la Sala Civil y Familiar, 11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1T11:00:00" calcext:value-type="date">
            <text:p>2020-06-1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office:value-type="string" calcext:value-type="string">
            <text:p>Sesión Ordinaria de la Sala Civil y Familiar, 18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8T11:00:00" calcext:value-type="date">
            <text:p>2020-06-1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novena-sesion-ordinaria</text:p>
          </table:table-cell>
          <table:table-cell table:style-name="ce6" office:value-type="string" calcext:value-type="string">
            <text:p>Décima Novena Sesión Ordinaria</text:p>
          </table:table-cell>
          <table:table-cell office:value-type="string" calcext:value-type="string">
            <text:p>Sesión Ordinaria de la Sala Civil y Familiar, 25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25T11:00:00" calcext:value-type="date">
            <text:p>2020-06-25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sesion-ordinaria</text:p>
          </table:table-cell>
          <table:table-cell table:style-name="ce6" office:value-type="string" calcext:value-type="string">
            <text:p>Vigésima Sesión Ordinaria</text:p>
          </table:table-cell>
          <table:table-cell office:value-type="string" calcext:value-type="string">
            <text:p>Sesión Ordinaria de la Sala Civil y Familiar, 02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2T11:00:00" calcext:value-type="date">
            <text:p>2020-07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primera-sesion-ordinaria</text:p>
          </table:table-cell>
          <table:table-cell table:style-name="ce6" office:value-type="string" calcext:value-type="string">
            <text:p>Vigésima Primera Sesión Ordinaria</text:p>
          </table:table-cell>
          <table:table-cell office:value-type="string" calcext:value-type="string">
            <text:p>Sesión Ordinaria de la Sala Civil y Familiar, 09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9T11:00:00" calcext:value-type="date">
            <text:p>2020-07-09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segunda-sesion-ordinaria</text:p>
          </table:table-cell>
          <table:table-cell table:style-name="ce6" office:value-type="string" calcext:value-type="string">
            <text:p>Vigésima Segunda Sesión Ordinaria</text:p>
          </table:table-cell>
          <table:table-cell office:value-type="string" calcext:value-type="string">
            <text:p>Sesión Ordinaria de la Sala Civil y Familiar, 16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16T11:00:00" calcext:value-type="date">
            <text:p>2020-07-1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tercera-sesion-ordinaria</text:p>
          </table:table-cell>
          <table:table-cell table:style-name="ce6" office:value-type="string" calcext:value-type="string">
            <text:p>Vigésima Tercera Sesión Ordinaria</text:p>
          </table:table-cell>
          <table:table-cell office:value-type="string" calcext:value-type="string">
            <text:p>Sesión Ordinaria de la Sala Civil y Familiar, 06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06T11:00:00" calcext:value-type="date">
            <text:p>2020-08-0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cuarta-sesion-ordinaria</text:p>
          </table:table-cell>
          <table:table-cell table:style-name="ce6" office:value-type="string" calcext:value-type="string">
            <text:p>Vigésima Cuarta Sesión Ordinaria</text:p>
          </table:table-cell>
          <table:table-cell office:value-type="string" calcext:value-type="string">
            <text:p>Sesión Ordinaria de la Sala Civil y Familiar, 13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13T11:00:00" calcext:value-type="date">
            <text:p>2020-08-13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penal</text:p>
          </table:table-cell>
          <table:table-cell table:number-columns-repeated="2"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</text:p>
          </table:table-cell>
          <table:table-cell table:style-name="ce4" office:value-type="string" calcext:value-type="string">
            <text:p>Sesiones de la Sala Penal en 2020</text:p>
          </table:table-cell>
          <table:table-cell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-votos-particulares</text:p>
          </table:table-cell>
          <table:table-cell table:style-name="ce4" office:value-type="string" calcext:value-type="string">
            <text:p>Votos Particulares de la Sala Penal</text:p>
          </table:table-cell>
          <table:table-cell table:style-name="ce4" office:value-type="string" calcext:value-type="string">
            <text:p>Votos Particulares de la Sala Penal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tercera-sesion-ordinaria-primera-digital</text:p>
          </table:table-cell>
          <table:table-cell table:style-name="ce6" office:value-type="string" calcext:value-type="string">
            <text:p>Décimo Tercera Sesión Ordinaria Primera Digital</text:p>
          </table:table-cell>
          <table:table-cell office:value-type="string" calcext:value-type="string">
            <text:p>Sesión Ordinaria de la Sala Penal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4:00:00" calcext:value-type="date">
            <text:p>2020-05-14 14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cuarta-sesion-ordinaria-segunda-digital</text:p>
          </table:table-cell>
          <table:table-cell table:style-name="ce6" office:value-type="string" calcext:value-type="string">
            <text:p>Décima Cuarta Sesión Ordinaria Segunda Digital</text:p>
          </table:table-cell>
          <table:table-cell office:value-type="string" calcext:value-type="string">
            <text:p>Sesión Ordinaria de la Sala Penal, 22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2T11:00:00" calcext:value-type="date">
            <text:p>2020-05-2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office:value-type="string" calcext:value-type="string">
            <text:p>Sesión Ordinaria de la Sala Penal, 26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6T11:00:00" calcext:value-type="date">
            <text:p>2020-05-2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office:value-type="string" calcext:value-type="string">
            <text:p>Sesión Ordinaria de la Sala Penal, 02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2T11:00:00" calcext:value-type="date">
            <text:p>2020-06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office:value-type="string" calcext:value-type="string">
            <text:p>Sesión Ordinaria de la Sala Penal, 09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9T11:00:00" calcext:value-type="date">
            <text:p>2020-06-09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office:value-type="string" calcext:value-type="string">
            <text:p>Sesión Ordinaria de la Sala Penal, 16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6T11:00:00" calcext:value-type="date">
            <text:p>2020-06-1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novena-sesion-ordinaria</text:p>
          </table:table-cell>
          <table:table-cell table:style-name="ce6" office:value-type="string" calcext:value-type="string">
            <text:p>Décima Novena Sesión Ordinaria</text:p>
          </table:table-cell>
          <table:table-cell office:value-type="string" calcext:value-type="string">
            <text:p>Sesión Ordinaria de la Sala Penal, 23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23T11:00:00" calcext:value-type="date">
            <text:p>2020-06-23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sesion-ordinaria-tercera-digital</text:p>
          </table:table-cell>
          <table:table-cell table:style-name="ce6" office:value-type="string" calcext:value-type="string">
            <text:p>Vigésima Sesión Ordinaria Tercera Digital</text:p>
          </table:table-cell>
          <table:table-cell office:value-type="string" calcext:value-type="string">
            <text:p>Sesión Ordinaria de la Sala Penal, 30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30T11:00:00" calcext:value-type="date">
            <text:p>2020-06-30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primera-sesion-ordinaria-cuarta-digital</text:p>
          </table:table-cell>
          <table:table-cell table:style-name="ce6" office:value-type="string" calcext:value-type="string">
            <text:p>Vigésima Primera Sesión Ordinaria Cuarta Digital</text:p>
          </table:table-cell>
          <table:table-cell office:value-type="string" calcext:value-type="string">
            <text:p>Sesión Ordinaria de la Sala Penal, 07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7T11:00:00" calcext:value-type="date">
            <text:p>2020-07-0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segunda-sesion-ordinaria-quinta-digital</text:p>
          </table:table-cell>
          <table:table-cell table:style-name="ce6" office:value-type="string" calcext:value-type="string">
            <text:p>Vigésima Segunda Sesión Ordinaria Quinta Digital</text:p>
          </table:table-cell>
          <table:table-cell office:value-type="string" calcext:value-type="string">
            <text:p>Sesión Ordinaria de la Sala Penal, 14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14T11:00:00" calcext:value-type="date">
            <text:p>2020-07-1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tercera-sesion-ordinaria-sexta-digital</text:p>
          </table:table-cell>
          <table:table-cell table:style-name="ce6" office:value-type="string" calcext:value-type="string">
            <text:p>Vigésima Tercera Sesión Ordinaria Sexta Digital</text:p>
          </table:table-cell>
          <table:table-cell office:value-type="string" calcext:value-type="string">
            <text:p>Sesión Ordinaria de la Sala Penal, 04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04T11:00:00" calcext:value-type="date">
            <text:p>2020-08-0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cuarta-sesion-ordinaria-septima-digital</text:p>
          </table:table-cell>
          <table:table-cell table:style-name="ce6" office:value-type="string" calcext:value-type="string">
            <text:p>Vigésima Cuarta Sesión Ordinaria Séptima Digital</text:p>
          </table:table-cell>
          <table:table-cell office:value-type="string" calcext:value-type="string">
            <text:p>Sesión Ordinaria de la Sala Penal, 11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11T11:00:00" calcext:value-type="date">
            <text:p>2020-08-1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regional</text:p>
          </table:table-cell>
          <table:table-cell table:number-columns-repeated="2"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regional-2020</text:p>
          </table:table-cell>
          <table:table-cell table:style-name="ce4" office:value-type="string" calcext:value-type="string">
            <text:p>Sesiones de la Sala Regional en 2020</text:p>
          </table:table-cell>
          <table:table-cell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table:style-name="Default" office:value-type="string" calcext:value-type="string">
            <text:p>Sesión Ordinaria de la Sala Regional, 08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table:style-name="Default" office:value-type="string" calcext:value-type="string">
            <text:p>Sesión Ordinaria de la Sala Regional, 14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2:26:52.5733803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5.2$Linux_X86_64 LibreOffice_project/40$Build-2</meta:generator>
    <dc:date>2020-08-10T12:31:46.633637357</dc:date>
    <meta:editing-duration>PT10H57M49S</meta:editing-duration>
    <meta:editing-cycles>67</meta:editing-cycles>
    <meta:document-statistic meta:table-count="1" meta:cell-count="546" meta:object-count="0"/>
  </office:meta>
</office:document-meta>
</file>